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1097in" fo:margin-left="-0.0486in" table:align="left" style:writing-mode="lr-tb"/>
    </style:style>
    <style:style style:name="Table1.A" style:family="table-column">
      <style:table-column-properties style:column-width="7.1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025in" table:align="right" style:writing-mode="lr-tb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0.65in"/>
    </style:style>
    <style:style style:name="Table2.C" style:family="table-column">
      <style:table-column-properties style:column-width="2.0028in"/>
    </style:style>
    <style:style style:name="Table2.D" style:family="table-column">
      <style:table-column-properties style:column-width="1.0792in"/>
    </style:style>
    <style:style style:name="Table2.E" style:family="table-column">
      <style:table-column-properties style:column-width="1.0347in"/>
    </style:style>
    <style:style style:name="Table2.F" style:family="table-column">
      <style:table-column-properties style:column-width="1.1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e5e5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1097in" fo:margin-left="-0.0486in" table:align="left" style:writing-mode="lr-tb"/>
    </style:style>
    <style:style style:name="Table3.A" style:family="table-column">
      <style:table-column-properties style:column-width="7.1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7.1097in" fo:margin-left="-0.0486in" table:align="left" style:writing-mode="lr-tb"/>
    </style:style>
    <style:style style:name="Table4.A" style:family="table-column">
      <style:table-column-properties style:column-width="7.1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5.625in" table:align="center" style:writing-mode="lr-tb"/>
    </style:style>
    <style:style style:name="Table5.A" style:family="table-column">
      <style:table-column-properties style:column-width="1.9688in"/>
    </style:style>
    <style:style style:name="Table5.B" style:family="table-column">
      <style:table-column-properties style:column-width="3.6563in"/>
    </style:style>
    <style:style style:name="Table5.1" style:family="table-row">
      <style:table-row-properties style:min-row-height="0.2639in" fo:keep-together="auto"/>
    </style:style>
    <style:style style:name="Table5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5.625in" table:align="center" style:writing-mode="lr-tb"/>
    </style:style>
    <style:style style:name="Table9.A" style:family="table-column">
      <style:table-column-properties style:column-width="1.9688in"/>
    </style:style>
    <style:style style:name="Table9.B" style:family="table-column">
      <style:table-column-properties style:column-width="3.6563in"/>
    </style:style>
    <style:style style:name="Table9.1" style:family="table-row">
      <style:table-row-properties style:min-row-height="0.2639in" fo:keep-together="auto"/>
    </style:style>
    <style:style style:name="Table9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9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5.625in" table:align="center" style:writing-mode="lr-tb"/>
    </style:style>
    <style:style style:name="Table10.A" style:family="table-column">
      <style:table-column-properties style:column-width="1.9688in"/>
    </style:style>
    <style:style style:name="Table10.B" style:family="table-column">
      <style:table-column-properties style:column-width="3.6563in"/>
    </style:style>
    <style:style style:name="Table10.1" style:family="table-row">
      <style:table-row-properties style:min-row-height="0.2639in" fo:keep-together="auto"/>
    </style:style>
    <style:style style:name="Table10.A1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0.A2" style:family="table-cell">
      <style:table-cell-properties style:vertical-align="middle" fo:background-color="#e5e5e5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111in" table:align="center" style:writing-mode="lr-tb"/>
    </style:style>
    <style:style style:name="Table11.A" style:family="table-column">
      <style:table-column-properties style:column-width="0.8125in"/>
    </style:style>
    <style:style style:name="Table11.B" style:family="table-column">
      <style:table-column-properties style:column-width="4.6701in"/>
    </style:style>
    <style:style style:name="Table11.C" style:family="table-column">
      <style:table-column-properties style:column-width="1.028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1.4" style:family="table-row">
      <style:table-row-properties style:row-height="0.1667in" fo:keep-together="auto"/>
    </style:style>
    <style:style style:name="Table11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11.6" style:family="table-row">
      <style:table-row-properties style:row-height="0.1736in" fo:keep-together="auto"/>
    </style:style>
    <style:style style:name="Table1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1.7" style:family="table-row">
      <style:table-row-properties style:min-row-height="0.2035in" fo:keep-together="auto"/>
    </style:style>
    <style:style style:name="Table11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11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" style:family="table">
      <style:table-properties style:width="6.5111in" table:align="center" style:writing-mode="lr-tb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4.6701in"/>
    </style:style>
    <style:style style:name="Table6.C" style:family="table-column">
      <style:table-column-properties style:column-width="1.02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e5e5e5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C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style:vertical-align="top" fo:background-color="#e5e5e5" fo:padding-left="0.0486in" fo:padding-right="0.0486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top" fo:background-color="#e5e5e5" fo:padding-left="0.0486in" fo:padding-right="0.0486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6.4" style:family="table-row">
      <style:table-row-properties style:row-height="0.1667in" fo:keep-together="auto"/>
    </style:style>
    <style:style style:name="Table6.A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Table6.6" style:family="table-row">
      <style:table-row-properties style:row-height="0.1736in" fo:keep-together="auto"/>
    </style:style>
    <style:style style:name="Table6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style:min-row-height="0.2035in" fo:keep-together="auto"/>
    </style:style>
    <style:style style:name="Table6.A7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1pt solid #000000" style:writing-mode="lr-tb"/>
    </style:style>
    <style:style style:name="Table6.B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1pt solid #000000" style:writing-mode="lr-tb"/>
    </style:style>
    <style:style style:name="P1" style:family="paragraph" style:parent-style-name="PSDS_20_-_20_Corpo_20_de_20_Texto" style:master-page-name="Standard">
      <style:paragraph-properties style:page-number="1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PSDS_20_-_20_Titulo">
      <style:paragraph-properties fo:margin-top="0.1665in" fo:margin-bottom="0.1665in" style:contextual-spacing="false" style:snap-to-layout-grid="false"/>
      <style:text-properties style:use-window-font-color="true" loext:opacity="0%" fo:font-size="22pt" fo:language="pt" fo:country="BR" fo:font-weight="bold" style:font-name-asian="Times New Roman" style:font-size-asian="22pt" style:font-weight-asian="bold" style:font-name-complex="Arial" style:font-size-complex="10pt" style:language-complex="ar" style:country-complex="SA" style:font-weight-complex="bold"/>
    </style:style>
    <style:style style:name="P3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style:rfc-language-tag="es-ES-u-co-trad" fo:language="es" fo:country="ES" officeooo:rsid="00217cb0" officeooo:paragraph-rsid="00217cb0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officeooo:rsid="00217cb0" officeooo:paragraph-rsid="00217cb0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8pt" fo:language="pt" fo:country="BR" officeooo:rsid="00217cb0" officeooo:paragraph-rsid="00217cb0" style:font-name-asian="Times New Roman" style:font-size-asian="8pt" style:font-name-complex="Arial" style:font-size-complex="8pt" style:language-complex="ar" style:country-complex="SA"/>
    </style:style>
    <style:style style:name="P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PSDS_20_-_20_Corpo_20_de_20_Texto">
      <style:paragraph-properties fo:break-before="pag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PSDS_20_-_20_Corpo_20_de_20_Texto">
      <style:paragraph-properties fo:margin-left="0in" fo:margin-right="0in" fo:text-indent="0in" style:auto-text-indent="false"/>
    </style:style>
    <style:style style:name="P10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PSDS_20_-_20_Marcadores">
      <style:paragraph-properties fo:margin-left="0.25in" fo:margin-right="0in" fo:margin-top="0.028in" fo:margin-bottom="0.028in" style:contextual-spacing="false" fo:text-indent="-0.25in" style:auto-text-indent="false">
        <style:tab-stops>
          <style:tab-stop style:position="0.25in"/>
        </style:tab-stops>
      </style:paragraph-properties>
      <style:text-properties officeooo:rsid="00217cb0" officeooo:paragraph-rsid="00217cb0"/>
    </style:style>
    <style:style style:name="P12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officeooo:rsid="00217cb0" officeooo:paragraph-rsid="00217cb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normal" officeooo:rsid="00217cb0" officeooo:paragraph-rsid="00217cb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" style:family="paragraph" style:parent-style-name="PSDS_20_-_20_Corpo_20_de_20_Texto">
      <style:paragraph-properties fo:margin-left="0.3937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" style:family="paragraph" style:parent-style-name="Standard">
      <style:paragraph-properties fo:break-before="pag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PSDS_20_-_20_Marcadores_20_Nivel_20_1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8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officeooo:paragraph-rsid="002499b1"/>
    </style:style>
    <style:style style:name="P19" style:family="paragraph" style:parent-style-name="PSDS_20_-_20_Corpo_20_de_20_Texto">
      <style:paragraph-properties fo:margin-left="0.4335in" fo:margin-right="0in" fo:margin-top="0.0417in" fo:margin-bottom="0in" style:contextual-spacing="false" fo:text-align="justify" style:justify-single-wor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PSDS_20_-_20_Corpo_20_de_20_Texto">
      <style:paragraph-properties fo:margin-left="0.4335in" fo:margin-right="0in" fo:text-align="justify" style:justify-single-word="false"/>
      <style:text-properties style:use-window-font-color="true" loext:opacity="0%" fo:font-size="10pt" fo:language="pt" fo:country="BR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3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4" style:family="paragraph" style:parent-style-name="PSDS_20_-_20_Marcadores_20_Nivel_20_2" style:list-style-name="WW8Num2">
      <style:paragraph-properties fo:margin-left="0.55in" fo:margin-right="0in" fo:text-indent="-0.3in" style:auto-text-indent="false">
        <style:tab-stops>
          <style:tab-stop style:position="0.55in"/>
        </style:tab-stops>
      </style:paragraph-properties>
      <style:text-properties style:use-window-font-color="true" loext:opacity="0%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25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officeooo:paragraph-rsid="001eba8c" style:font-name-asian="Times New Roman" style:font-size-asian="12pt" style:font-name-complex="Times New Roman" style:font-size-complex="10pt" style:language-complex="ar" style:country-complex="SA"/>
    </style:style>
    <style:style style:name="P26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PSDS_20_-_20_Corpo_20_de_20_Texto">
      <style:paragraph-properties fo:margin-left="0.9752in" fo:margin-right="0in"/>
    </style:style>
    <style:style style:name="P32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012d1" officeooo:paragraph-rsid="002012d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3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1eba8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12d1" officeooo:paragraph-rsid="002012d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1eba8c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012d1" officeooo:paragraph-rsid="002012d1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PSDS_20_-_20_Corpo_20_de_20_Texto">
      <style:paragraph-properties fo:margin-left="0.9752in" fo:margin-right="0in"/>
      <style:text-properties officeooo:paragraph-rsid="001eba8c"/>
    </style:style>
    <style:style style:name="P39" style:family="paragraph" style:parent-style-name="PSDS_20_-_20_Marcadores_20_Nivel_20_3" style:list-style-name="WW8Num2">
      <style:paragraph-properties fo:margin-left="0.85in" fo:margin-right="0in" fo:text-indent="-0.35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499b1" officeooo:paragraph-rsid="002499b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0" style:family="paragraph" style:parent-style-name="PSDS_20_-_20_Corpo_20_de_20_Texto">
      <style:paragraph-properties fo:margin-left="0.9752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2" style:family="paragraph" style:parent-style-name="PSDS_20_-_20_Marcadores_20_Nivel_20_3" style:list-style-name="WW8Num2">
      <style:paragraph-properties fo:margin-left="0in" fo:margin-right="0in" fo:text-indent="0in" style:auto-text-indent="false">
        <style:tab-stops>
          <style:tab-stop style:position="0.85in"/>
        </style:tab-stops>
      </style:paragraph-properties>
      <style:text-properties style:use-window-font-color="true" loext:opacity="0%" fo:font-size="12pt" fo:language="pt" fo:country="BR" fo:font-weight="bold" officeooo:rsid="002499b1" officeooo:paragraph-rsid="002499b1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3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1eba8c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PSDS_20_-_20_Corpo_20_de_20_Texto">
      <style:paragraph-properties fo:margin-left="0.9752in" fo:margin-right="0in"/>
      <style:text-properties officeooo:paragraph-rsid="002499b1"/>
    </style:style>
    <style:style style:name="P47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paragraph-rsid="002499b1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9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0" style:family="paragraph" style:parent-style-name="PSDS_20_-_20_Corpo_20_de_20_Texto">
      <style:paragraph-properties style:snap-to-layout-grid="false"/>
      <style:text-properties style:use-window-font-color="true" loext:opacity="0%" fo:font-size="10pt" officeooo:rsid="002499b1" officeooo:paragraph-rsid="002499b1"/>
    </style:style>
    <style:style style:name="P5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paragraph-rsid="002499b1" style:font-name-asian="Times New Roman" style:font-size-asian="10pt" style:font-weight-asian="bold" style:font-name-complex="Arial" style:font-size-complex="10pt" style:language-complex="ar" style:country-complex="SA"/>
    </style:style>
    <style:style style:name="P5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499b1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3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officeooo:paragraph-rsid="002499b1" style:font-name-asian="Times New Roman" style:font-size-asian="10pt" style:font-weight-asian="bold" style:font-name-complex="Arial" style:font-size-complex="10pt" style:language-complex="ar" style:country-complex="SA"/>
    </style:style>
    <style:style style:name="P54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" style:font-size-complex="10pt" style:language-complex="ar" style:country-complex="SA"/>
    </style:style>
    <style:style style:name="P55" style:family="paragraph" style:parent-style-name="PSDS_20_-_20_Corpo_20_de_20_Texto">
      <style:paragraph-properties style:snap-to-layout-grid="false"/>
      <style:text-properties officeooo:paragraph-rsid="002499b1"/>
    </style:style>
    <style:style style:name="P56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499b1" officeooo:paragraph-rsid="002499b1" style:font-name-asian="Times New Roman" style:font-size-asian="10pt" style:font-name-complex="Arial" style:font-size-complex="10pt" style:language-complex="ar" style:country-complex="SA"/>
    </style:style>
    <style:style style:name="P57" style:family="paragraph" style:parent-style-name="PSDS_20_-_20_Corpo_20_de_20_Texto">
      <style:paragraph-properties fo:text-align="justify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Arial" style:font-size-complex="10pt" style:language-complex="ar" style:country-complex="SA"/>
    </style:style>
    <style:style style:name="P58" style:family="paragraph" style:parent-style-name="PSDS_20_-_20_Corpo_20_de_20_Texto">
      <style:paragraph-properties fo:margin-left="0.4335in" fo:margin-right="0in"/>
      <style:text-properties officeooo:paragraph-rsid="002499b1"/>
    </style:style>
    <style:style style:name="P59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60" style:family="paragraph" style:parent-style-name="PSDS_20_-_20_Corpo_20_de_20_Texto">
      <style:paragraph-properties style:snap-to-layout-grid="false"/>
      <style:text-properties style:use-window-font-color="true" loext:opacity="0%" fo:font-size="10pt" officeooo:paragraph-rsid="00202e4f"/>
    </style:style>
    <style:style style:name="P61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62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fo:font-weight="bold" officeooo:rsid="00202e4f" officeooo:paragraph-rsid="00202e4f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63" style:family="paragraph" style:parent-style-name="PSDS_20_-_20_Corpo_20_de_20_Texto">
      <style:paragraph-properties style:snap-to-layout-grid="false"/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64" style:family="paragraph" style:parent-style-name="PSDS_20_-_20_Corpo_20_de_20_Texto">
      <style:paragraph-properties style:snap-to-layout-grid="false"/>
    </style:style>
    <style:style style:name="P65" style:family="paragraph" style:parent-style-name="PSDS_20_-_20_Corpo_20_de_20_Texto">
      <style:paragraph-properties style:snap-to-layout-grid="false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Arial" style:font-size-complex="10pt" style:language-complex="ar" style:country-complex="SA"/>
    </style:style>
    <style:style style:name="P66" style:family="paragraph" style:parent-style-name="PSDS_20_-_20_Corpo_20_de_20_Texto">
      <style:paragraph-properties fo:margin-left="0.4335in" fo:margin-right="0in"/>
    </style:style>
    <style:style style:name="P67" style:family="paragraph" style:parent-style-name="PSDS_20_-_20_Corpo_20_de_20_Texto">
      <style:paragraph-properties fo:margin-left="0.4335in" fo:margin-right="0in"/>
      <style:text-properties style:use-window-font-color="true" loext:opacity="0%" fo:font-size="10pt" fo:language="pt" fo:country="BR" officeooo:rsid="00202e4f" officeooo:paragraph-rsid="00202e4f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loext:opacity="0%" fo:font-size="10pt" fo:language="pt" fo:country="BR" fo:font-weight="bold" officeooo: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T5" style:family="text">
      <style:text-properties officeooo:rsid="001e139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eba8c" style:font-weight-asian="bold"/>
    </style:style>
    <style:style style:name="T8" style:family="text">
      <style:text-properties officeooo:rsid="00250033"/>
    </style:style>
    <style:style style:name="T9" style:family="text">
      <style:text-properties officeooo:rsid="002499b1"/>
    </style:style>
    <style:style style:name="T10" style:family="text">
      <style:text-properties officeooo:rsid="002012d1"/>
    </style:style>
    <style:style style:name="T11" style:family="text">
      <style:text-properties officeooo:rsid="00202e4f"/>
    </style:style>
    <style:style style:name="T12" style:family="text">
      <style:text-properties fo:language="pt" fo:country="BR" officeooo:rsid="00202e4f" style:font-name-asian="Times New Roman" style:font-size-asian="10pt" style:font-name-complex="Arial" style:font-size-complex="10pt" style:language-complex="ar" style:country-complex="SA" style:font-weight-complex="bold"/>
    </style:style>
    <style:style style:name="T13" style:family="text">
      <style:text-properties fo:language="pt" fo:country="BR" style:font-name-asian="Times New Roman" style:font-size-asian="10pt" style:font-name-complex="Arial" style:font-size-complex="10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family="'Times New Roman', serif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style:use-window-font-color="true" loext:opacity="0%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fo:font-size="10pt" fo:language="en" fo:country="US" fo:font-weight="bold" officeooo:rsid="00202e4f" style:font-name-asian="Times New Roman" style:font-size-asian="10pt" style:font-weight-asian="bold" style:font-name-complex="Arial" style:font-size-complex="10pt" style:language-complex="ar" style:country-complex="SA"/>
    </style:style>
    <style:style style:name="T17" style:family="text">
      <style:text-properties fo:font-variant="normal" fo:text-transform="none" fo:color="#000000" loext:opacity="100%" style:text-line-through-style="none" style:text-line-through-type="none" fo:font-family="'Times New Roman', serif" fo:font-size="12pt" fo:font-style="normal" style:text-underline-style="none" fo:font-weight="normal" officeooo:rsid="00202e4f" style:text-blinking="false" fo:background-color="transparent" loext:char-shading-value="0"/>
    </style:style>
    <style:style style:name="T18" style:family="text">
      <style:text-properties officeooo:rsid="002059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Versão</text:p>
          </table:table-cell>
          <table:table-cell table:style-name="Table2.A1" office:value-type="string">
            <text:p text:style-name="P3">Descrição</text:p>
          </table:table-cell>
          <table:table-cell table:style-name="Table2.A1" office:value-type="string">
            <text:p text:style-name="P3">Autor</text:p>
          </table:table-cell>
          <table:table-cell table:style-name="Table2.A1" office:value-type="string">
            <text:p text:style-name="P3">Revisor</text:p>
          </table:table-cell>
          <table:table-cell table:style-name="Table2.F1" office:value-type="string">
            <text:p text:style-name="P3">Aprovado por</text:p>
          </table:table-cell>
        </table:table-row>
        <table:table-row table:style-name="Table2.1">
          <table:table-cell table:style-name="Table2.A2" office:value-type="string">
            <text:p text:style-name="P4">24/09/2025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Versão inicial</text:p>
          </table:table-cell>
          <table:table-cell table:style-name="Table2.D2" office:value-type="string">
            <text:p text:style-name="P6">Heitor Queiroga e Tallys Cesar</text:p>
          </table:table-cell>
          <table:table-cell table:style-name="Table2.E2" office:value-type="string">
            <text:p text:style-name="P5">Luís Dantas</text:p>
          </table:table-cell>
          <table:table-cell table:style-name="Table2.F2" office:value-type="string">
            <text:p text:style-name="P5">Rangel Gomes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7"/>
          </table:table-cell>
          <table:table-cell table:style-name="Table2.E3" office:value-type="string">
            <text:p text:style-name="P7"/>
          </table:table-cell>
          <table:table-cell table:style-name="Table2.F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  <table:table-cell table:style-name="Table2.F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  <table:table-cell table:style-name="Table2.F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/>
          </table:table-cell>
          <table:table-cell table:style-name="Table2.C6" office:value-type="string">
            <text:p text:style-name="P7"/>
          </table:table-cell>
          <table:table-cell table:style-name="Table2.D6" office:value-type="string">
            <text:p text:style-name="P7"/>
          </table:table-cell>
          <table:table-cell table:style-name="Table2.E6" office:value-type="string">
            <text:p text:style-name="P7"/>
          </table:table-cell>
          <table:table-cell table:style-name="Table2.F6" office:value-type="string">
            <text:p text:style-name="P7"/>
          </table:table-cell>
        </table:table-row>
        <table:table-row table:style-name="Table2.1">
          <table:table-cell table:style-name="Table2.A7" office:value-type="string">
            <text:p text:style-name="P7"/>
          </table:table-cell>
          <table:table-cell table:style-name="Table2.B7" office:value-type="string">
            <text:p text:style-name="P7"/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  <table:table-cell table:style-name="Table2.F7" office:value-type="string">
            <text:p text:style-name="P7"/>
          </table:table-cell>
        </table:table-row>
        <table:table-row table:style-name="Table2.1">
          <table:table-cell table:style-name="Table2.A8" office:value-type="string">
            <text:p text:style-name="P7"/>
          </table:table-cell>
          <table:table-cell table:style-name="Table2.B8" office:value-type="string">
            <text:p text:style-name="P7"/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p text:style-name="P7"/>
          </table:table-cell>
          <table:table-cell table:style-name="Table2.F8" office:value-type="string">
            <text:p text:style-name="P7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9" office:value-type="string">
            <text:p text:style-name="P7"/>
          </table:table-cell>
          <table:table-cell table:style-name="Table2.C9" office:value-type="string">
            <text:p text:style-name="P7"/>
          </table:table-cell>
          <table:table-cell table:style-name="Table2.D9" office:value-type="string">
            <text:p text:style-name="P7"/>
          </table:table-cell>
          <table:table-cell table:style-name="Table2.E9" office:value-type="string">
            <text:p text:style-name="P7"/>
          </table:table-cell>
          <table:table-cell table:style-name="Table2.F9" office:value-type="string">
            <text:p text:style-name="P7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Responsáveis</text:p>
          </table:table-cell>
        </table:table-row>
      </table:table>
      <text:p text:style-name="P9"><text:span text:style-name="T1"/></text:p>
      <text:p text:style-name="P10"/>
      <text:list text:style-name="WW8Num4">
        <text:list-item>
          <text:p text:style-name="P11">Instituto Federal do Rio Grande do Norte</text:p>
        </text:list-item>
      </text:list>
      <text:p text:style-name="P12"/>
      <text:p text:style-name="P13">Reitor<text:line-break/><text:span text:style-name="T2">José Arnóbio de Araújo Filho</text:span></text:p>
      <text:p text:style-name="P14"/>
      <text:p text:style-name="P13">Coordenador Geral</text:p>
      <text:p text:style-name="P14">Emanuel</text:p>
      <text:p text:style-name="P14"/>
      <text:p text:style-name="P13">Gestor usuário<text:line-break/>&lt;&gt;</text:p>
      <text:p text:style-name="P13"/>
      <text:p text:style-name="P13">Analista de negócio</text:p>
      <text:p text:style-name="P12"/>
      <text:list text:continue-numbering="true" text:style-name="WW8Num4">
        <text:list-item>
          <text:p text:style-name="P11">TH software house</text:p>
        </text:list-item>
      </text:list>
      <text:p text:style-name="P12"/>
      <text:p text:style-name="P15">Presidente</text:p>
      <text:p text:style-name="P12">&lt;informar o nome&gt;</text:p>
      <text:p text:style-name="P12"/>
      <text:p text:style-name="P15">Diretor Superintendente</text:p>
      <text:p text:style-name="P12">&lt;informar o nome&gt;</text:p>
      <text:p text:style-name="P12"/>
      <text:p text:style-name="P15">Superintendência de Negócio</text:p>
      <text:p text:style-name="P12">&lt;informar o nome&gt;</text:p>
      <text:p text:style-name="P12"/>
      <text:p text:style-name="P15">Coordenador de Negócio</text:p>
      <text:p text:style-name="P12">&lt;informar o nome&gt;</text:p>
      <text:p text:style-name="P12"/>
      <text:p text:style-name="P15">Gerente de Projeto</text:p>
      <text:p text:style-name="P12">&lt;informar o nome&gt;</text:p>
      <text:p text:style-name="P12"/>
      <text:p text:style-name="P15">Líder de Projeto</text:p>
      <text:p text:style-name="P12">&lt;informar o nome&gt;</text:p>
      <text:p text:style-name="P12"/>
      <text:p text:style-name="P15">Desenvolvimento</text:p>
      <text:p text:style-name="P12">&lt;informar o nome&gt;</text:p>
      <text:p text:style-name="P12"/>
      <text:p text:style-name="P1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Documento de Visão do Sistema</text:p>
          </table:table-cell>
        </table:table-row>
      </table:table>
      <text:p text:style-name="PSDS_20_-_20_Corpo_20_de_20_Texto"/>
      <text:p text:style-name="PSDS_20_-_20_Corpo_20_de_20_Texto"/>
      <text:list text:style-name="WW8Num2">
        <text:list-item>
          <text:p text:style-name="P17">Objetivo</text:p>
        </text:list-item>
      </text:list>
      <text:p text:style-name="P10"/>
      <text:p text:style-name="P18"><text:span text:style-name="T1">O propósito deste documento é coletar, analisar e definir as necessidades de alto-nível e características do sistema </text:span><text:span text:style-name="T3">ProjetoFlow</text:span><text:span text:style-name="T1">, focando nas potencialidades requeridas pelos afetados e usuários-alvo, e como estes requisitos foram abordados no sistema.</text:span></text:p>
      <text:p text:style-name="P19">A visão do sistema documenta o ambiente geral de processos desenvolvidos para o sistema, fornecendo a todos os envolvidos uma descrição compreensível deste e suas macro-funcionalidades.</text:p>
      <text:p text:style-name="P19">O Documento de Visão do Sistema documenta apenas as necessidades e funcionalidades do sistema e deve ser alterado ao término de cada projeto de software.</text:p>
      <text:p text:style-name="P10"/>
      <text:list text:continue-numbering="true" text:style-name="WW8Num2">
        <text:list-item>
          <text:p text:style-name="P17">Descrição do Produto</text:p>
        </text:list-item>
      </text:list>
      <text:p text:style-name="P10"/>
      <text:p text:style-name="P20">O sistema se resume a uma plataforma web para gerenciar a submissão e avaliação de propostas de projetos de pesquisa e inovação.</text:p>
      <text:p text:style-name="P20">O gerenciamento do portfólio de projetos é dado por vários recursos, como a submissão de propostas com formulários padronizados, a designação de avaliadores e o acompanhamento do status de cada projeto. </text:p>
      <text:p text:style-name="P20">Os pesquisadores poderão criar e editar suas propostas, anexar documentos e acompanhar sua avaliação, através da plataforma.</text:p>
      <text:p text:style-name="P21">Os avaliadores terão acesso às propostas designadas para inserir suas notas e pareceres. </text:p>
      <text:p text:style-name="P21">Já os coordenadores e administradores poderão distribuir as avaliações, monitorar prazos, visualizar o portfólio completo e gerar relatórios gerenciais através do sistema.</text:p>
      <text:p text:style-name="P10"/>
      <text:list text:continue-numbering="true" text:style-name="WW8Num2">
        <text:list-item>
          <text:p text:style-name="P17">Envolvimento</text:p>
        </text:list-item>
      </text:list>
      <text:p text:style-name="PSDS_20_-_20_Corpo_20_de_20_Texto"/>
      <text:list text:continue-numbering="true" text:style-name="WW8Num2">
        <text:list-item>
          <text:list>
            <text:list-item>
              <text:p text:style-name="P22" loext:marker-style-name="T4">Abrangência</text:p>
            </text:list-item>
          </text:list>
        </text:list-item>
      </text:list>
      <text:p text:style-name="P23"/>
      <text:p text:style-name="P10">O sistema abrange tod<text:span text:style-name="T5">a coordenação dos cursos</text:span> e os alunos da <text:span text:style-name="T5">instituição</text:span>.</text:p>
      <text:p text:style-name="P10"/>
      <text:list text:continue-numbering="true" text:style-name="WW8Num2">
        <text:list-item>
          <text:list>
            <text:list-item>
              <text:p text:style-name="P24" loext:marker-style-name="T4"><text:span text:style-name="T6">Papel dos Atores</text:span></text:p>
            </text:list-item>
          </text:list>
        </text:list-item>
      </text:list>
      <text:p text:style-name="P10"/>
      <text:list text:continue-numbering="true" text:style-name="WW8Num2">
        <text:list-item>
          <text:list>
            <text:list-item>
              <text:list>
                <text:list-item>
                  <text:p text:style-name="P25" loext:marker-style-name="T4"><text:span text:style-name="T7">Aluno</text:span></text:p>
                </text:list-item>
              </text:list>
            </text:list-item>
          </text:list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Descrição</text:p>
          </table:table-cell>
          <table:table-cell table:style-name="Table5.B1" office:value-type="string">
            <text:p text:style-name="P28"><text:span text:style-name="T8">Pesquisadores</text:span> matriculado na instituição</text:p>
          </table:table-cell>
        </table:table-row>
        <table:table-row table:style-name="Table5.1">
          <table:table-cell table:style-name="Table5.A2" office:value-type="string">
            <text:p text:style-name="P29">Papel</text:p>
          </table:table-cell>
          <table:table-cell table:style-name="Table5.B2" office:value-type="string">
            <text:p text:style-name="P30">Efetuar a submissão de projetos, acompanhar status, efetuar busca a projetos.</text:p>
          </table:table-cell>
        </table:table-row>
        <table:table-row table:style-name="Table5.1">
          <table:table-cell table:style-name="Table5.A2" office:value-type="string">
            <text:p text:style-name="P29">Insumos ao sistema</text:p>
          </table:table-cell>
          <table:table-cell table:style-name="Table5.B3" office:value-type="string">
            <text:p text:style-name="P30">Cadastro no sistema como usuário.</text:p>
          </table:table-cell>
        </table:table-row>
        <table:table-row table:style-name="Table5.1">
          <table:table-cell table:style-name="Table5.A2" office:value-type="string">
            <text:p text:style-name="P29">Representante</text:p>
          </table:table-cell>
          <table:table-cell table:style-name="Table5.B4" office:value-type="string">
            <text:p text:style-name="P30">Alunos/<text:span text:style-name="T9">Professores</text:span> da instituição.</text:p>
          </table:table-cell>
        </table:table-row>
      </table:table>
      <text:p text:style-name="P31"/>
      <text:list text:continue-numbering="true" text:style-name="WW8Num2">
        <text:list-item>
          <text:list>
            <text:list-item>
              <text:list>
                <text:list-item>
                  <text:p text:style-name="P32" loext:marker-style-name="T4">Avaliadores</text:p>
                </text:list-item>
              </text:list>
            </text:list-item>
          </text:list>
        </text:list-item>
      </text:list>
      <text:p text:style-name="P33"/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>Descrição</text:p>
          </table:table-cell>
          <table:table-cell table:style-name="Table9.B1" office:value-type="string">
            <text:p text:style-name="P35"><text:span text:style-name="T9">A</text:span>valiadores</text:p>
          </table:table-cell>
        </table:table-row>
        <text:soft-page-break/>
        <table:table-row table:style-name="Table9.1">
          <table:table-cell table:style-name="Table9.A2" office:value-type="string">
            <text:p text:style-name="P36">Papel</text:p>
          </table:table-cell>
          <table:table-cell table:style-name="Table9.B2" office:value-type="string">
            <text:p text:style-name="P30"><text:span text:style-name="T10">Avaliar</text:span> <text:span text:style-name="T10">os</text:span> projetos, <text:span text:style-name="T9">validar submissões</text:span>, acompanhar status, efetuar busca a projetos.</text:p>
          </table:table-cell>
        </table:table-row>
        <table:table-row table:style-name="Table9.1">
          <table:table-cell table:style-name="Table9.A2" office:value-type="string">
            <text:p text:style-name="P36">Insumos ao sistema</text:p>
          </table:table-cell>
          <table:table-cell table:style-name="Table9.B3" office:value-type="string">
            <text:p text:style-name="P30">Cadastro no sistema como <text:span text:style-name="T10">avaliador</text:span>.</text:p>
          </table:table-cell>
        </table:table-row>
        <table:table-row table:style-name="Table9.1">
          <table:table-cell table:style-name="Table9.A2" office:value-type="string">
            <text:p text:style-name="P36">Representante</text:p>
          </table:table-cell>
          <table:table-cell table:style-name="Table9.B4" office:value-type="string">
            <text:p text:style-name="P37">Professores, coordenadores, pesquisadores da instituição</text:p>
          </table:table-cell>
        </table:table-row>
      </table:table>
      <text:p text:style-name="P38"/>
      <text:list text:continue-numbering="true" text:style-name="WW8Num2">
        <text:list-item>
          <text:list>
            <text:list-item>
              <text:list>
                <text:list-item>
                  <text:p text:style-name="P39" loext:marker-style-name="T4">Pro-Reitoria</text:p>
                </text:list-item>
              </text:list>
            </text:list-item>
          </text:list>
        </text:list-item>
      </text:list>
      <text:p text:style-name="P40"/>
      <text:p text:style-name="P4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1">Descrição</text:p>
          </table:table-cell>
          <table:table-cell table:style-name="Table10.B1" office:value-type="string">
            <text:list text:continue-numbering="true" text:style-name="WW8Num2">
              <text:list-item>
                <text:list>
                  <text:list-item>
                    <text:list>
                      <text:list-header>
                        <text:p text:style-name="P42" loext:marker-style-name="T4">Pro-Reitoria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43">Papel</text:p>
          </table:table-cell>
          <table:table-cell table:style-name="Table10.B2" office:value-type="string">
            <text:p text:style-name="P44"><text:span text:style-name="T9">Julgar</text:span> <text:span text:style-name="T10">os</text:span> projetos <text:span text:style-name="T9">avaliados</text:span>, efetuar busca a projetos, <text:span text:style-name="T9">gerenciar editais</text:span>.</text:p>
          </table:table-cell>
        </table:table-row>
        <table:table-row table:style-name="Table10.1">
          <table:table-cell table:style-name="Table10.A2" office:value-type="string">
            <text:p text:style-name="P43">Insumos ao sistema</text:p>
          </table:table-cell>
          <table:table-cell table:style-name="Table10.B3" office:value-type="string">
            <text:p text:style-name="P44">Cadastro no sistema como <text:span text:style-name="T9">pro-reitoria</text:span>.</text:p>
          </table:table-cell>
        </table:table-row>
        <table:table-row table:style-name="Table10.1">
          <table:table-cell table:style-name="Table10.A2" office:value-type="string">
            <text:p text:style-name="P43">Representante</text:p>
          </table:table-cell>
          <table:table-cell table:style-name="Table10.B4" office:value-type="string">
            <text:p text:style-name="P45">Servidores da pro-reitoria.</text:p>
          </table:table-cell>
        </table:table-row>
      </table:table>
      <text:p text:style-name="P46"/>
      <text:p text:style-name="P26"/>
      <text:list text:continue-numbering="true" text:style-name="WW8Num2">
        <text:list-item>
          <text:p text:style-name="P17">Necessidades e Funcionalidades</text:p>
        </text:list-item>
      </text:list>
      <text:p text:style-name="P10"/>
      <text:p text:style-name="P4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2" office:value-type="string">
            <text:p text:style-name="P48">Necessidade <text:span text:style-name="T11">1</text:span></text:p>
          </table:table-cell>
          <table:covered-table-cell/>
          <table:table-cell table:style-name="Table11.C1" office:value-type="string">
            <text:p text:style-name="P49">Benefício</text:p>
          </table:table-cell>
        </table:table-row>
        <table:table-row table:style-name="Table11.1">
          <table:table-cell table:style-name="Table11.A2" table:number-columns-spanned="2" office:value-type="string">
            <text:p text:style-name="P50"><text:span text:style-name="T12">D</text:span><text:span text:style-name="T13">isponibilizar e gerenciar editais.</text:span></text:p>
          </table:table-cell>
          <table:covered-table-cell/>
          <table:table-cell table:style-name="Table11.C2" office:value-type="string">
            <text:p text:style-name="P49">Crítico</text:p>
          </table:table-cell>
        </table:table-row>
        <table:table-row table:style-name="Table11.1">
          <table:table-cell table:style-name="Table11.A3" office:value-type="string">
            <text:p text:style-name="P51">Id Func. </text:p>
          </table:table-cell>
          <table:table-cell table:style-name="Table11.B3" table:number-columns-spanned="2" office:value-type="string">
            <text:p text:style-name="P52">Descrição das Funcionalidades/atores envolvidos</text:p>
          </table:table-cell>
          <table:covered-table-cell/>
        </table:table-row>
        <table:table-row table:style-name="Table11.4">
          <table:table-cell table:style-name="Table11.A4" table:number-rows-spanned="2" office:value-type="string">
            <text:p text:style-name="P53">F <text:span text:style-name="T11">1.1</text:span> </text:p>
          </table:table-cell>
          <table:table-cell table:style-name="Table11.B4" table:number-columns-spanned="2" office:value-type="string">
            <text:p text:style-name="P50"><text:span text:style-name="T14">Gerenciar editais.</text:span></text:p>
          </table:table-cell>
          <table:covered-table-cell/>
        </table:table-row>
        <table:table-row table:style-name="Table11.1">
          <table:covered-table-cell table:style-name="Table11.A4"/>
          <table:table-cell table:style-name="Table11.B5" table:number-columns-spanned="2" office:value-type="string">
            <text:p text:style-name="P54">Pro-Reitoria</text:p>
          </table:table-cell>
          <table:covered-table-cell/>
        </table:table-row>
        <table:table-row table:style-name="Table11.6">
          <table:table-cell table:style-name="Table11.A6" table:number-rows-spanned="2" office:value-type="string">
            <text:p text:style-name="P55"><text:span text:style-name="T15">F </text:span><text:span text:style-name="T16">1.2</text:span><text:span text:style-name="T15"> </text:span></text:p>
          </table:table-cell>
          <table:table-cell table:style-name="Table11.B6" table:number-columns-spanned="2" office:value-type="string">
            <text:p text:style-name="P56">Direcionar submissões para avaliadores.</text:p>
          </table:table-cell>
          <table:covered-table-cell/>
        </table:table-row>
        <table:table-row table:style-name="Table11.7">
          <table:covered-table-cell table:style-name="Table11.A6"/>
          <table:table-cell table:style-name="Table11.B7" table:number-columns-spanned="2" office:value-type="string">
            <text:p text:style-name="P57">Pro-Reitoria, Avaliadores</text:p>
          </table:table-cell>
          <table:covered-table-cell/>
        </table:table-row>
      </table:table>
      <text:p text:style-name="P58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59">Necessidade <text:span text:style-name="T9">2</text:span></text:p>
          </table:table-cell>
          <table:covered-table-cell/>
          <table:table-cell table:style-name="Table6.C1" office:value-type="string">
            <text:p text:style-name="P3">Benefício</text:p>
          </table:table-cell>
        </table:table-row>
        <table:table-row table:style-name="Table6.1">
          <table:table-cell table:style-name="Table6.A2" table:number-columns-spanned="2" office:value-type="string">
            <text:p text:style-name="P60"><text:span text:style-name="T12">Receber e administrar o </text:span><text:bookmark text:name="docs-internal-guid-6472047e-7fff-c9d1-bb52-5115a98175a5"/><text:span text:style-name="T14">processo de submissão e avaliação de projetos de pesquisa e inovação<text:tab/></text:span></text:p>
          </table:table-cell>
          <table:covered-table-cell/>
          <table:table-cell table:style-name="Table6.C2" office:value-type="string">
            <text:p text:style-name="P3">Crítico</text:p>
          </table:table-cell>
        </table:table-row>
        <table:table-row table:style-name="Table6.1">
          <table:table-cell table:style-name="Table6.A3" office:value-type="string">
            <text:p text:style-name="P61">Id Func. </text:p>
          </table:table-cell>
          <table:table-cell table:style-name="Table6.B3" table:number-columns-spanned="2" office:value-type="string">
            <text:p text:style-name="P62">Descrição das Funcionalidades/atores envolvidos</text:p>
          </table:table-cell>
          <table:covered-table-cell/>
        </table:table-row>
        <table:table-row table:style-name="Table6.4">
          <table:table-cell table:style-name="Table6.A4" table:number-rows-spanned="2" office:value-type="string">
            <text:p text:style-name="P63">F <text:span text:style-name="T11">1.1</text:span> </text:p>
          </table:table-cell>
          <table:table-cell table:style-name="Table6.B4" table:number-columns-spanned="2" office:value-type="string">
            <text:p text:style-name="P60"><text:span text:style-name="T17">S</text:span><text:span text:style-name="T14">ubmissão projetos de pesquisa e inovação</text:span></text:p>
          </table:table-cell>
          <table:covered-table-cell/>
        </table:table-row>
        <table:table-row table:style-name="Table6.1">
          <table:covered-table-cell table:style-name="Table6.A4"/>
          <table:table-cell table:style-name="Table6.B5" table:number-columns-spanned="2" office:value-type="string">
            <text:p text:style-name="P54">Pesquisadores</text:p>
          </table:table-cell>
          <table:covered-table-cell/>
        </table:table-row>
        <table:table-row table:style-name="Table6.6">
          <table:table-cell table:style-name="Table6.A6" table:number-rows-spanned="2" office:value-type="string">
            <text:p text:style-name="P64"><text:span text:style-name="T15">F </text:span><text:span text:style-name="T16">1.2</text:span><text:span text:style-name="T15"> </text:span></text:p>
          </table:table-cell>
          <table:table-cell table:style-name="Table6.B6" table:number-columns-spanned="2" office:value-type="string">
            <text:p text:style-name="P65">Disponibiizar o projeto submetido para avaliação <text:span text:style-name="T9">final.</text:span></text:p>
          </table:table-cell>
          <table:covered-table-cell/>
        </table:table-row>
        <table:table-row table:style-name="Table6.7">
          <table:covered-table-cell table:style-name="Table6.A6"/>
          <table:table-cell table:style-name="Table6.B7" table:number-columns-spanned="2" office:value-type="string">
            <text:p text:style-name="P57">Avaliadores</text:p>
          </table:table-cell>
          <table:covered-table-cell/>
        </table:table-row>
      </table:table>
      <text:p text:style-name="P66"/>
      <text:p text:style-name="P10"/>
      <text:list text:continue-numbering="true" text:style-name="WW8Num2">
        <text:list-item>
          <text:p text:style-name="P17">Proposta de Solução Tecnológica Escolhida</text:p>
        </text:list-item>
      </text:list>
      <text:p text:style-name="P10"/>
      <text:p text:style-name="P67">O aplicativo será implementado em django e será criado um ban<text:span text:style-name="T18">c</text:span>o de dados utilizando postgres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imbus Sans L" svg:font-family="'Nimbus Sans L', Arial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style:line-height-at-least="0.1665in" fo:keep-together="always" fo:orphans="0" fo:widows="0" fo:text-indent="0in" style:auto-text-indent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in" fo:margin-right="0in" fo:margin-top="0.0835in" fo:margin-bottom="0.1665in" style:contextual-spacing="false" style:line-height-at-least="0.1665in" fo:orphans="0" fo:widows="0" fo:text-indent="0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-0.1965in" fo:margin-right="0in" fo:text-indent="0in" style:auto-text-indent="false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margin-left="0in" fo:margin-right="0in" fo:text-indent="0in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0in" fo:margin-right="0in" fo:margin-top="0.1665in" fo:margin-bottom="0.0417in" style:contextual-spacing="false" style:line-height-at-least="0.1665in" fo:orphans="0" fo:widows="0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Capa" style:family="paragraph">
      <style:paragraph-properties fo:orphans="2" fo:widows="2" fo:hyphenation-ladder-count="no-limit" fo:hyphenation-keep="auto" loext:hyphenation-keep-type="column" loext:hyphenation-keep-line="false"/>
      <style:text-properties style:use-window-font-color="true" loext:opacity="0%" style:font-name="Arial Black" fo:font-family="'Arial Black'" style:font-family-generic="swiss" style:font-pitch="variable" fo:font-size="26pt" fo:language="pt" fo:country="BR" style:font-name-asian="Arial" style:font-family-asian="Arial" style:font-family-generic-asian="swiss" style:font-pitch-asian="variable" style:font-size-asian="2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style:class="chapter">
      <style:paragraph-properties fo:margin-top="0in" fo:margin-bottom="0.0835in" style:contextual-spacing="false" fo:text-align="center" style:justify-single-word="false" fo:orphans="0" fo:widows="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left="-0.0752in" fo:margin-right="0.0236in" fo:text-align="center" style:justify-single-word="false" fo:text-indent="0in" style:auto-text-indent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loext:opacity="100%" fo:font-size="26pt" style:font-size-asian="26pt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/>
    </style:style>
    <style:style style:name="Contents_20_2" style:display-name="Contents 2" style:family="paragraph" style:parent-style-name="Contents_20_1" style:next-style-name="Contents_20_1" style:class="index">
      <style:paragraph-properties fo:margin-left="0.1665in" fo:margin-right="0in" fo:margin-top="0in" fo:margin-bottom="0in" style:contextual-spacing="false" fo:text-indent="0in" style:auto-text-indent="false"/>
      <style:text-properties fo:text-transform="upperca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style:line-height-at-least="0.1665in" fo:orphans="0" fo:widows="0" fo:text-indent="0in" style:auto-text-indent="false"/>
    </style:style>
    <style:style style:name="Corpo_20_de_20_texto_20_2" style:display-name="Corpo de texto 2" style:family="paragraph" style:parent-style-name="Standard">
      <style:paragraph-properties fo:margin-left="0.7874in" fo:margin-right="0in" style:line-height-at-least="0.1665in" fo:orphans="0" fo:widows="0" fo:text-indent="0in" style:auto-text-indent="false"/>
      <style:text-properties fo:font-size="12pt" style:font-size-asian="12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0835in" fo:margin-bottom="0in" style:contextual-spacing="false" style:line-height-at-least="0.1665in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apa1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</style:style>
    <style:style style:name="capa2" style:family="paragraph" style:parent-style-name="Título_20_Capa">
      <style:paragraph-properties fo:margin-left="0in" fo:margin-right="0.3862in" fo:margin-top="0in" fo:margin-bottom="0.0417in" style:contextual-spacing="false" fo:text-indent="0in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in" fo:margin-right="0.3862in" fo:margin-top="0.0835in" fo:margin-bottom="0in" style:contextual-spacing="false" style:line-height-at-least="0.1665in" fo:text-align="end" style:justify-single-word="false" fo:orphans="0" fo:widows="0" fo:text-indent="0in" style:auto-text-indent="false"/>
      <style:text-properties fo:color="#ffffff" loext:opacity="100%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1972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align="justify" style:justify-single-word="false" fo:text-indent="0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-left="0.4925in" fo:margin-right="0in" fo:text-indent="0in" style:auto-text-indent="false"/>
      <style:text-properties fo:font-size="12pt" style:font-size-asian="12pt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text-indent="0in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.3937in" fo:margin-right="0in" fo:text-indent="0in" style:auto-text-indent="false"/>
    </style:style>
    <style:style style:name="PSDS_20_-_20_Corpo_20_de_20_Texto" style:display-name="PSDS - Corpo de Texto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SDS_20_-_20_Marcadores_20_Nivel_20_2" style:display-name="PSDS - Marcadores Nivel 2" style:family="paragraph" style:parent-style-name="Standard" style:list-style-name="WW8Num4">
      <style:paragraph-properties fo:margin-left="0in" fo:margin-right="0in" fo:text-indent="0in" style:auto-text-indent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PSDS_20_-_20_Marcadores" style:display-name="PSDS - Marcadores" style:family="paragraph" style:parent-style-name="Standard" style:list-style-name="WW8Num4">
      <style:paragraph-properties fo:margin-left="0in" fo:margin-right="0in" fo:margin-top="0.028in" fo:margin-bottom="0.028in" style:contextual-spacing="false" fo:text-indent="0in" style:auto-text-indent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PSDS_20_-_20_Marcadores_20_Nivel_20_1" style:display-name="PSDS - Marcadores Nivel 1" style:family="paragraph" style:parent-style-name="PSDS_20_-_20_Marcadores" style:next-style-name="PSDS_20_-_20_Marcadores_20_Nivel_20_2" style:list-style-name="WW8Num2">
      <style:paragraph-properties fo:margin-left="0in" fo:margin-right="0in" fo:text-indent="0in" style:auto-text-indent="false"/>
    </style:style>
    <style:style style:name="PSDS_20_-_20_Titulo" style:display-name="PSDS - Titulo" style:family="paragraph" style:parent-style-name="Standard">
      <style:paragraph-properties fo:margin-top="0.1665in" fo:margin-bottom="0.1665in" style:contextual-spacing="false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weight-complex="bold"/>
    </style:style>
    <style:style style:name="PSDS_20_-_20_Marcadores_20_Nivel_20_3" style:display-name="PSDS - Marcadores Nivel 3" style:family="paragraph" style:parent-style-name="PSDS_20_-_20_Marcadores_20_Nivel_20_1" style:list-style-name="WW8Num3">
      <style:paragraph-properties fo:margin-left="0in" fo:margin-right="0in" fo:text-indent="0in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">
      <style:paragraph-properties fo:margin-left="-0.6835in" fo:margin-right="0in" fo:text-indent="0in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4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44z0" style:family="text">
      <style:text-properties fo:font-size="12pt" style:font-size-asian="12pt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3" style:family="text">
      <style:text-properties fo:color="#000000" loext:opacity="100%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4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0.3937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7.1097in" fo:margin-left="-0.0486in" table:align="left" style:writing-mode="lr-tb"/>
    </style:style>
    <style:style style:name="Table8.A" style:family="table-column">
      <style:table-column-properties style:column-width="3.5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7.1097in" fo:margin-left="-0.0486in" table:align="left" style:writing-mode="lr-tb"/>
    </style:style>
    <style:style style:name="Table7.A" style:family="table-column">
      <style:table-column-properties style:column-width="1.9444in"/>
    </style:style>
    <style:style style:name="Table7.B" style:family="table-column">
      <style:table-column-properties style:column-width="1.0292in"/>
    </style:style>
    <style:style style:name="Table7.C" style:family="table-column">
      <style:table-column-properties style:column-width="4.1361in"/>
    </style:style>
    <style:style style:name="Table7.1" style:family="table-row">
      <style:table-row-properties style:min-row-height="0.0396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7.2" style:family="table-row">
      <style:table-row-properties style:min-row-height="0.0951in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top="0in" fo:margin-bottom="0in" style:contextual-spacing="false" style:snap-to-layout-grid="false"/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2" style:family="paragraph" style:parent-style-name="Footer">
      <style:paragraph-properties fo:margin-top="0in" fo:margin-bottom="0in" style:contextual-spacing="false" fo:text-align="end" style:justify-single-word="false" style:snap-to-layout-grid="false"/>
      <style:text-properties style:use-window-font-color="true" loext:opacity="0%" fo:font-size="10pt" fo:language="pt" fo:country="BR" fo:font-weight="bold" officeooo:rsid="002499b1" officeooo:paragraph-rsid="002499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MP3" style:family="paragraph" style:parent-style-name="Footer">
      <style:paragraph-properties fo:margin-top="0in" fo:margin-bottom="0in" style:contextual-spacing="false"/>
    </style:style>
    <style:style style:name="MP4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officeooo:rsid="001e1397" officeooo:paragraph-rsid="001e1397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margin-top="0.0835in" fo:margin-bottom="0in" style:contextual-spacing="false" fo:text-align="center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" style:font-size-complex="10pt" style:language-complex="ar" style:country-complex="SA"/>
    </style:style>
    <style:style style:name="MP6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Arial" style:font-size-complex="10pt" style:language-complex="ar" style:country-complex="SA"/>
    </style:style>
    <style:style style:name="MP7" style:family="paragraph" style:parent-style-name="Footer">
      <style:paragraph-properties fo:margin-top="0.0835in" fo:margin-bottom="0in" style:contextual-spacing="false" style:snap-to-layout-grid="false">
        <style:tab-stops>
          <style:tab-stop style:position="3.5437in" style:type="center"/>
          <style:tab-stop style:position="5.9063in"/>
        </style:tab-stops>
      </style:paragraph-properties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margin-top="0.0835in" fo:margin-bottom="0in" style:contextual-spacing="false" fo:text-align="end" style:justify-single-word="false" style:snap-to-layout-grid="false">
        <style:tab-stops>
          <style:tab-stop style:position="3.5437in" style:type="center"/>
          <style:tab-stop style:position="5.9063in"/>
        </style:tab-stops>
      </style:paragraph-properties>
    </style:style>
    <style:style style:name="MT1" style:family="text">
      <style:text-properties style:use-window-font-color="true" loext:opacity="0%" fo:font-size="8pt" fo:language="pt" fo:country="BR" style:font-name-asian="Times New Roman" style:font-size-asian="8pt" style:font-name-complex="Arial" style:font-size-complex="10pt" style:language-complex="ar" style:country-complex="SA"/>
    </style:style>
    <style:style style:name="MT2" style:family="text">
      <style:text-properties style:use-window-font-color="true" loext:opacity="0%" fo:font-size="8pt" fo:language="pt" fo:country="BR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MT3" style:family="text">
      <style:text-properties style:use-window-font-color="true" loext:opacity="0%" fo:font-size="8pt" fo:language="pt" fo:country="BR" style:font-name-asian="Times New Roman" style:font-size-asian="8pt" style:font-name-complex="Times New Roman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8543in" fo:margin-left="0.7874in" fo:margin-right="0.4689in" style:writing-mode="lr-tb" style:layout-grid-color="#c0c0c0" style:layout-grid-lines="68" style:layout-grid-base-height="0.1472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26in" fo:margin-left="0in" fo:margin-right="0in" fo:margin-bottom="0.1736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">Documento de Visão do Sistema</text:p>
            </table:table-cell>
            <table:table-cell table:style-name="Table8.A1" office:value-type="string">
              <text:p text:style-name="MP2">ProjetoFlow</text:p>
            </table:table-cell>
          </table:table-row>
        </table:table>
        <text:p text:style-name="MP3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123 de Oliveira 4 1.0</text:p>
            </table:table-cell>
            <table:table-cell table:style-name="Table7.A1" office:value-type="string">
              <text:p text:style-name="MP5"/>
            </table:table-cell>
            <table:table-cell table:style-name="Table7.A1" office:value-type="string">
              <text:p text:style-name="MP6"><text:file-name text:display="name-and-extension">DocumentoVisaoSistema.odt</text:file-name></text:p>
            </table:table-cell>
          </table:table-row>
          <table:table-row table:style-name="Table7.2">
            <table:table-cell table:style-name="Table7.A2" table:number-columns-spanned="2" office:value-type="string">
              <text:p text:style-name="MP7"/>
            </table:table-cell>
            <table:covered-table-cell/>
            <table:table-cell table:style-name="Table7.A2" office:value-type="string">
              <text:p text:style-name="MP8"><text:span text:style-name="Page_20_Number"><text:span text:style-name="MT1">Página:</text:span></text:span><text:span text:style-name="Page_20_Number"><text:span text:style-name="MT2"> </text:span></text:span><text:span text:style-name="Page_20_Number"><text:span text:style-name="MT3"><text:page-number text:select-page="current">2</text:page-number></text:span></text:span><text:span text:style-name="Page_20_Number"><text:span text:style-name="MT2">/</text:span></text:span><text:span text:style-name="Page_20_Number"><text:span text:style-name="MT3"><text:page-count style:num-format="1">4</text:page-count></text:span></text:span><text:span text:style-name="Page_20_Number"><text:span text:style-name="MT2"> </text:span></text:span></text:p>
            </table:table-cell>
          </table:table-row>
        </table:table>
        <text:p text:style-name="MP3"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ocumento de Visão</dc:title>
    <dc:subject>GTI-GR - PMoD - SUNAT</dc:subject>
    <dc:description>Documentado por:
Edimilson Alves Ribeiro  e
Maria de Fatima Matheus da Silva</dc:description>
    <meta:initial-creator>Rilston</meta:initial-creator>
    <meta:creation-date>2004-02-16T15:25:00</meta:creation-date>
    <dc:date>2025-10-07T09:52:42.609609412</dc:date>
    <meta:print-date>2003-09-12T18:09:00</meta:print-date>
    <meta:editing-cycles>17</meta:editing-cycles>
    <meta:editing-duration>PT19H6M11S</meta:editing-duration>
    <meta:generator>LibreOffice/25.8.1.1$Linux_X86_64 LibreOffice_project/580$Build-1</meta:generator>
    <meta:document-statistic meta:table-count="11" meta:image-count="0" meta:object-count="0" meta:page-count="4" meta:paragraph-count="109" meta:word-count="507" meta:character-count="3554" meta:non-whitespace-character-count="3158"/>
  </office:meta>
</office:document-meta>
</file>